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#c0c0c0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9"/>
        <table:table-column table:style-name="co3" table:default-cell-style-name="ce14"/>
        <table:table-column table:style-name="co4" table:default-cell-style-name="ce9"/>
        <table:table-column table:style-name="co1" table:default-cell-style-name="ce9"/>
        <table:table-column table:style-name="co5" table:number-columns-repeated="3" table:default-cell-style-name="ce9"/>
        <table:table-column table:style-name="co1" table:default-cell-style-name="ce9"/>
        <table:table-column table:style-name="co3" table:default-cell-style-name="ce18"/>
        <table:table-column table:style-name="co6" table:default-cell-style-name="ce21"/>
        <table:table-column table:style-name="co4" table:default-cell-style-name="ce21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 table:number-rows-repeated="4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2" table:formula="of:=[.K41]" office:value-type="float" office:value="556.4451">
            <text:p>556</text:p>
          </table:table-cell>
          <table:table-cell table:style-name="ce2" table:formula="of:=[.L41]" office:value-type="float" office:value="2740.2956">
            <text:p>2,740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19" office:value-type="string">
            <text:p>Metric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Gender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5.7465">
            <text:p>335.75</text:p>
          </table:table-cell>
          <table:table-cell office:value-type="float" office:value="1658.78155">
            <text:p>1,658.7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3" table:formula="of:=[.O16]/[.O45]" office:value-type="percentage" office:value="0.991610738255034">
            <text:p>99.16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3">
          <table:table-cell/>
          <table:table-cell table:style-name="ce4" table:formula="of:=[.K41]/[.B12]" office:value-type="percentage" office:value="1">
            <text:p>100.00%</text:p>
          </table:table-cell>
          <table:table-cell table:style-name="ce4" table:formula="of:=[.L41]/[.C12]" office:value-type="percentage" office:value="1">
            <text:p>100.00%</text:p>
          </table:table-cell>
          <table:table-cell office:value-type="string">
            <text:p>GlbFeatsCategory:Gender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223">
            <text:p>12.42</text:p>
          </table:table-cell>
          <table:table-cell office:value-type="float" office:value="55.79735">
            <text:p>55.8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3" table:formula="of:=[.O17]/[.O46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YOB.Age.fctr(35,40]</text:p>
          </table:table-cell>
          <table:table-cell office:value-type="float" office:value="63.00637">
            <text:p>63.01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/>
          <table:table-cell office:value-type="string">
            <text:p>F</text:p>
          </table:table-cell>
          <table:table-cell office:value-type="float" office:value="208.2763">
            <text:p>208.28</text:p>
          </table:table-cell>
          <table:table-cell office:value-type="float" office:value="1025.7167">
            <text:p>1,025.72</text:p>
          </table:table-cell>
          <table:table-cell/>
          <table:table-cell office:value-type="string">
            <text:p>OOBobs errors</text:p>
          </table:table-cell>
          <table:table-cell table:style-name="ce22" office:value-type="string">
            <text:p>N/A</text:p>
          </table:table-cell>
          <table:table-cell table:style-name="ce23" table:formula="of:=[.O18]/[.O47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Gender.fctrF</text:p>
          </table:table-cell>
          <table:table-cell office:value-type="float" office:value="61.13097">
            <text:p>61.13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3" table:formula="of:=[.O19]/[.O48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Default"/>
          <table:table-cell office:value-type="string">
            <text:p>YOB.Age.fctr(30,35]</text:p>
          </table:table-cell>
          <table:table-cell office:value-type="float" office:value="50.19803">
            <text:p>50.20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3" table:formula="of:=[.O20]/[.O49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(65,90]</text:p>
          </table:table-cell>
          <table:table-cell office:value-type="float" office:value="29.71975">
            <text:p>29.72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18.43062">
            <text:p>18.43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5085182">
            <text:p>0.5085</text:p>
          </table:table-cell>
          <table:table-cell table:style-name="ce23" table:formula="of:=[.O22]/[.O51]" office:value-type="percentage" office:value="1.0170364">
            <text:p>101.7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20,25]</text:p>
          </table:table-cell>
          <table:table-cell office:value-type="float" office:value="10.8794">
            <text:p>10.88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984997">
            <text:p>0.4985</text:p>
          </table:table-cell>
          <table:table-cell table:style-name="ce23" table:formula="of:=[.O23]/[.O52]" office:value-type="percentage" office:value="0.998204832155311">
            <text:p>99.82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3" table:formula="of:=[.O24]/[.O53]" office:value-type="percentage" office:value="0.7">
            <text:p>7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3" table:formula="of:=[.O25]/[.O54]" office:value-type="percentage" office:value="0.7">
            <text:p>7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3" table:formula="of:=[.O26]/[.O55]" office:value-type="percentage" office:value="0.7">
            <text:p>7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3" table:formula="of:=[.O27]/[.O56]" office:value-type="percentage" office:value="1.00144587269551">
            <text:p>100.14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651371">
            <text:p>0.5651</text:p>
          </table:table-cell>
          <table:table-cell table:style-name="ce23" table:formula="of:=[.O28]/[.O57]" office:value-type="percentage" office:value="1.07649508894454">
            <text:p>107.65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501075">
            <text:p>0.5501</text:p>
          </table:table-cell>
          <table:table-cell table:style-name="ce23" table:formula="of:=[.O29]/[.O58]" office:value-type="percentage" office:value="1.04301837553003">
            <text:p>104.3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 office:value-type="string">
            <text:p>N/A</text:p>
          </table:table-cell>
          <table:table-cell table:style-name="ce23" table:formula="of:=[.O31]/[.O60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8"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3" table:formula="of:=[.O33]/[.O62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3" table:formula="of:=[.O34]/[.O63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3" table:formula="of:=[.O36]/[.O65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3" table:formula="of:=[.O37]/[.O66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3" table:formula="of:=[.O38]/[.O67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3" table:formula="of:=[.O39]/[.O68]" office:value-type="percentage" office:value="1">
            <text:p>100.00%</text:p>
          </table:table-cell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6:.K40])" office:value-type="float" office:value="556.4451">
            <text:p>556.45</text:p>
          </table:table-cell>
          <table:table-cell table:style-name="ce16" table:formula="of:=SUM([.L16:.L40])" office:value-type="float" office:value="2740.2956">
            <text:p>2,740.3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 table:number-rows-repeated="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Votes_YOB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(30,35]</text:p>
          </table:table-cell>
          <table:table-cell office:value-type="float" office:value="49.95418">
            <text:p>49.95</text:p>
          </table:table-cell>
          <table:table-cell office:value-type="float" office:value="285.0504">
            <text:p>285.0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6">
            <text:p>596.0000</text:p>
          </table:table-cell>
          <table:table-cell table:style-name="ce23" table:formula="of:=[.O45]/[.O73]" office:value-type="percentage" office:value="1.00846023688663">
            <text:p>100.85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70]/[.B12]" office:value-type="percentage" office:value="1.00591652258237">
            <text:p>100.59%</text:p>
          </table:table-cell>
          <table:table-cell table:style-name="ce4" table:formula="of:=[.L70]/[.C12]" office:value-type="percentage" office:value="1.0110688788465">
            <text:p>101.11%</text:p>
          </table:table-cell>
          <table:table-cell office:value-type="string">
            <text:p>GlbFeatsCategory:YOB.Age.fctr</text:p>
          </table:table-cell>
          <table:table-cell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15,20]</text:p>
          </table:table-cell>
          <table:table-cell office:value-type="float" office:value="96.777">
            <text:p>96.78</text:p>
          </table:table-cell>
          <table:table-cell office:value-type="float" office:value="377.8209">
            <text:p>377.82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3" table:formula="of:=[.O46]/[.O74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YOB.Age.fctr(65,90]</text:p>
          </table:table-cell>
          <table:table-cell office:value-type="float" office:value="67.88624">
            <text:p>67.89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/>
          <table:table-cell office:value-type="string">
            <text:p>(50,65]</text:p>
          </table:table-cell>
          <table:table-cell office:value-type="float" office:value="29.41077">
            <text:p>29.41</text:p>
          </table:table-cell>
          <table:table-cell office:value-type="float" office:value="339.4045">
            <text:p>339.40</text:p>
          </table:table-cell>
          <table:table-cell/>
          <table:table-cell office:value-type="string">
            <text:p>OOBobs errors</text:p>
          </table:table-cell>
          <table:table-cell table:style-name="ce22" office:value-type="string">
            <text:p>N/A</text:p>
          </table:table-cell>
          <table:table-cell table:style-name="ce23" table:formula="of:=[.O47]/[.O75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30,35]</text:p>
          </table:table-cell>
          <table:table-cell office:value-type="float" office:value="62.33358">
            <text:p>62.33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/>
          <table:table-cell office:value-type="string">
            <text:p>(25,30]</text:p>
          </table:table-cell>
          <table:table-cell office:value-type="float" office:value="54.82155">
            <text:p>54.82</text:p>
          </table:table-cell>
          <table:table-cell office:value-type="float" office:value="331.8715">
            <text:p>331.87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3" table:formula="of:=[.O48]/[.O76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31.49143">
            <text:p>31.49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/>
          <table:table-cell office:value-type="string">
            <text:p>(20,25]</text:p>
          </table:table-cell>
          <table:table-cell office:value-type="float" office:value="68.76206">
            <text:p>68.76</text:p>
          </table:table-cell>
          <table:table-cell office:value-type="float" office:value="431.616">
            <text:p>431.62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3" table:formula="of:=[.O49]/[.O77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40,50]</text:p>
          </table:table-cell>
          <table:table-cell office:value-type="float" office:value="65.76206">
            <text:p>65.76</text:p>
          </table:table-cell>
          <table:table-cell office:value-type="float" office:value="430.5293">
            <text:p>430.5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NA</text:p>
          </table:table-cell>
          <table:table-cell office:value-type="float" office:value="73.23232">
            <text:p>73.23</text:p>
          </table:table-cell>
          <table:table-cell office:value-type="float" office:value="176.0559">
            <text:p>176.06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3" table:formula="of:=[.O51]/[.O79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65,90]</text:p>
          </table:table-cell>
          <table:table-cell office:value-type="float" office:value="34.23159">
            <text:p>34.23</text:p>
          </table:table-cell>
          <table:table-cell office:value-type="float" office:value="140.0883">
            <text:p>140.09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4993962">
            <text:p>0.4994</text:p>
          </table:table-cell>
          <table:table-cell table:style-name="ce23" table:formula="of:=[.O52]/[.O80]" office:value-type="percentage" office:value="1.01681835238745">
            <text:p>101.68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35,40]</text:p>
          </table:table-cell>
          <table:table-cell office:value-type="float" office:value="86.78579">
            <text:p>86.79</text:p>
          </table:table-cell>
          <table:table-cell office:value-type="float" office:value="258.1908">
            <text:p>258.19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3" table:formula="of:=[.O53]/[.O81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3" table:formula="of:=[.O54]/[.O82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3" table:formula="of:=[.O55]/[.O83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7509">
            <text:p>0.4698</text:p>
          </table:table-cell>
          <table:table-cell table:style-name="ce23" table:formula="of:=[.O56]/[.O84]" office:value-type="percentage" office:value="0.999565277711578">
            <text:p>99.96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249788">
            <text:p>0.5250</text:p>
          </table:table-cell>
          <table:table-cell table:style-name="ce23" table:formula="of:=[.O57]/[.O85]" office:value-type="percentage" office:value="0.990283885298991">
            <text:p>99.03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74188">
            <text:p>0.5274</text:p>
          </table:table-cell>
          <table:table-cell table:style-name="ce23" table:formula="of:=[.O58]/[.O86]" office:value-type="percentage" office:value="0.995705629765138">
            <text:p>99.57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 office:value-type="string">
            <text:p>N/A</text:p>
          </table:table-cell>
          <table:table-cell table:style-name="ce23" table:formula="of:=[.O60]/[.O88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8"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3" table:formula="of:=[.O62]/[.O90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3" table:formula="of:=[.O63]/[.O91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3" table:formula="of:=[.O65]/[.O93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3" table:formula="of:=[.O66]/[.O94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3" table:formula="of:=[.O67]/[.O95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3" table:formula="of:=[.O68]/[.O96]" office:value-type="percentage" office:value="1">
            <text:p>100.00%</text:p>
          </table:table-cell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45:.K69])" office:value-type="float" office:value="559.73732">
            <text:p>559.74</text:p>
          </table:table-cell>
          <table:table-cell table:style-name="ce16" table:formula="of:=SUM([.L45:.L69])" office:value-type="float" office:value="2770.6276">
            <text:p>2,770.63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Baselin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555.2957647">
            <text:p>555.30</text:p>
          </table:table-cell>
          <table:table-cell office:value-type="float" office:value="2772.5424799">
            <text:p>2,772.5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4"/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98]/[.B12]" office:value-type="percentage" office:value="0.997934503691379">
            <text:p>99.79%</text:p>
          </table:table-cell>
          <table:table-cell table:style-name="ce4" table:formula="of:=[.L98]/[.C12]" office:value-type="percentage" office:value="1.01176766473661">
            <text:p>101.18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rnorm</text:p>
          </table:table-cell>
          <table:table-cell table:style-name="ce12" office:value-type="float" office:value="0">
            <text:p>0.00</text:p>
          </table:table-cell>
          <table:table-cell table:number-columns-repeated="5"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.pos</text:p>
          </table:table-cell>
          <table:table-cell office:value-type="float" office:value="0.2472607">
            <text:p>0.25</text:p>
          </table:table-cell>
          <table:table-cell office:value-type="string">
            <text:p>.pos</text:p>
          </table:table-cell>
          <table:table-cell office:value-type="float" office:value="100">
            <text:p>100.00</text:p>
          </table:table-cell>
          <table:table-cell table:number-columns-repeated="5"/>
          <table:table-cell office:value-type="string">
            <text:p>OOBobs errors</text:p>
          </table:table-cell>
          <table:table-cell table:style-name="ce22"/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911361">
            <text:p>0.4911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301296">
            <text:p>0.5301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96935">
            <text:p>0.5297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 office:value-type="string">
            <text:p>N/A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8"/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4"/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73:.K97])" office:value-type="float" office:value="555.2957647">
            <text:p>555.30</text:p>
          </table:table-cell>
          <table:table-cell table:style-name="ce16" table:formula="of:=SUM([.L73:.L97])" office:value-type="float" office:value="2772.5424799">
            <text:p>2,772.54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 table:number-rows-repeated="1048476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7"/>
          <table:table-cell office:value-type="string">
            <text:p>All.X..rcv.glmnet.imp</text:p>
          </table:table-cell>
          <table:table-cell office:value-type="string">
            <text:p>Final..rcv.glmnet.imp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5.0504">
            <text:p>285.0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7.8209">
            <text:p>377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9.4045">
            <text:p>339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31.8715">
            <text:p>331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31.616">
            <text:p>43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30.5293">
            <text:p>430.5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6.0559">
            <text:p>176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40.0883">
            <text:p>140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8.1908">
            <text:p>258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5,30]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29.2528">
            <text:p>429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2.7068">
            <text:p>282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25.9732">
            <text:p>425.9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27.2738">
            <text:p>327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6.9182">
            <text:p>256.9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39.0894">
            <text:p>139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1.3954">
            <text:p>371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5.1924">
            <text:p>335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2.4936">
            <text:p>172.4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58.78155">
            <text:p>1658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9735">
            <text:p>55.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5.7167">
            <text:p>1025.7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18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  <table:database-ranges>
        <table:database-range table:target-range-address="stage.B71:stage.C7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5/26/2016</text:date>, <text:time>21:5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6_Classic_Edition$Unix OpenOffice.org_project/Patch 0</meta:generator>
    <dc:date>2016-05-26T21:52:37</dc:date>
    <dc:creator>Balaji Iyengar</dc:creator>
    <meta:editing-duration>PT1692H23M08S</meta:editing-duration>
    <meta:editing-cycles>509</meta:editing-cycles>
    <meta:document-statistic meta:table-count="3" meta:cell-count="611" meta:object-count="0"/>
    <meta:user-defined meta:name=""/>
  </office:meta>
</office:document-meta>
</file>